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0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Equipo 1</text:p>
          </table:table-cell>
          <table:table-cell table:style-name="ce1" office:value-type="string" calcext:value-type="string">
            <text:p>Equipo 2</text:p>
          </table:table-cell>
          <table:table-cell table:style-name="ce1" office:value-type="string" calcext:value-type="string">
            <text:p>Equipo 3</text:p>
          </table:table-cell>
          <table:table-cell table:style-name="ce1" office:value-type="string" calcext:value-type="string">
            <text:p>Equipo 4</text:p>
          </table:table-cell>
          <table:table-cell table:style-name="ce1" office:value-type="string" calcext:value-type="string">
            <text:p>Equipo 5</text:p>
          </table:table-cell>
        </table:table-row>
        <table:table-row table:style-name="ro1">
          <table:table-cell office:value-type="string" calcext:value-type="string">
            <text:p>Uso moderado de enlaces, que guarden una temática similar <text:span text:style-name="T1">[2 puntos]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mocion o comunicación del contenido (redes sociales, feed RSS, newsletter, marketing…)<text:span text:style-name="T1"> [2,5 puntos]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localizacion (solo si tienen local fisico) <text:span text:style-name="T1">[1 punto si hay local fisico]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ualizaciones periodicas <text:span text:style-name="T1">[1 punto 2 si no hay local fisico]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 de SPAM <text:span text:style-name="T1">[1,5 punto]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en uso de contenido multimedia (fotos, videos…)<text:span text:style-name="T1"> [2 puntos]</text:span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2:48:45.774229937</meta:creation-date>
    <dc:date>2021-11-17T13:07:20.698552913</dc:date>
    <meta:editing-duration>PT8M7S</meta:editing-duration>
    <meta:editing-cycles>5</meta:editing-cycles>
    <meta:generator>LibreOffice/6.4.7.2$Linux_X86_64 LibreOffice_project/40$Build-2</meta:generator>
    <meta:document-statistic meta:table-count="1" meta:cell-count="11" meta:object-count="0"/>
  </office:meta>
</office:document-meta>
</file>